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5429" draw:textarea-horizontal-align="justify" draw:textarea-vertical-align="middle" draw:auto-grow-height="false" fo:min-height="2.25cm" fo:min-width="1.6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75cm" fo:min-width="6.7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7" style:family="graphic" style:parent-style-name="standard">
      <style:graphic-properties svg:stroke-color="#00a933" draw:fill-color="#ff0000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svg:stroke-color="#00a933" draw:fill-color="#158466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svg:stroke-color="#00a933" draw:fill-color="#729fcf" draw:textarea-horizontal-align="justify" draw:textarea-vertical-align="middle" draw:auto-grow-height="false" fo:min-height="0.174cm" fo:min-width="0cm"/>
    </style:style>
    <style:style style:name="gr10" style:family="graphic" style:parent-style-name="objectwithoutfill">
      <style:graphic-properties svg:stroke-color="#00a933" draw:marker-end="Arrow" draw:marker-end-width="0.3cm" draw:fill="solid" draw:fill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draw:stroke="none" svg:stroke-color="#000000" draw:fill="none" draw:fill-color="#ffffff" fo:min-height="0.823cm"/>
    </style:style>
    <style:style style:name="gr15" style:family="graphic" style:parent-style-name="standard">
      <style:graphic-properties svg:stroke-color="#00a933" draw:fill-color="#000000" draw:textarea-horizontal-align="justify" draw:textarea-vertical-align="middle" draw:auto-grow-height="false" fo:min-height="0.67cm" fo:min-width="0.35cm"/>
    </style:style>
    <style:style style:name="gr16" style:family="graphic" style:parent-style-name="objectwithoutfill">
      <style:graphic-properties svg:stroke-width="0.106cm" svg:stroke-color="#ffffff" draw:marker-start-width="0.358cm" draw:marker-end="Arrow" draw:marker-end-width="0.458cm" draw:fill="solid" draw:fill-color="#000000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8" style:family="graphic" style:parent-style-name="standard">
      <style:graphic-properties svg:stroke-color="#00a933" draw:fill="solid" draw:fill-color="#b85c00" draw:textarea-horizontal-align="justify" draw:textarea-vertical-align="middle" draw:auto-grow-height="false" fo:min-height="0.17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158466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solid" draw:fill-color="#b85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cm" svg:height="2.5cm" svg:x="8.3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1cm" svg:height="2.5cm" svg:x="3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1cm" svg:height="2.5cm" svg:x="3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2cm" svg:height="1cm" svg:x="12.4cm" svg:y="2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cm" svg:height="0.962cm" svg:x="11.6cm" svg:y="1.5cm">
          <draw:text-box>
            <text:p>Midi In</text:p>
          </draw:text-box>
        </draw:frame>
        <draw:frame draw:style-name="gr4" draw:text-style-name="P3" draw:layer="layout" svg:width="2.3cm" svg:height="1cm" svg:x="14cm" svg:y="1.5cm">
          <draw:text-box>
            <text:p>Digi In</text:p>
          </draw:text-box>
        </draw:frame>
        <draw:frame draw:style-name="gr3" draw:text-style-name="P3" draw:layer="layout" svg:width="3.4cm" svg:height="0.962cm" svg:x="14.7cm" svg:y="2.7cm">
          <draw:text-box>
            <text:p>AND/OR</text:p>
          </draw:text-box>
        </draw:frame>
        <draw:line draw:style-name="gr5" draw:text-style-name="P4" draw:layer="layout" svg:x1="13.1cm" svg:y1="2.9cm" svg:x2="13.1cm" svg:y2="3.8cm">
          <text:p/>
        </draw:line>
        <draw:line draw:style-name="gr5" draw:text-style-name="P4" draw:layer="layout" svg:x1="19.2cm" svg:y1="2.8cm" svg:x2="19.2cm" svg:y2="3.8cm">
          <text:p/>
        </draw:line>
        <draw:line draw:style-name="gr6" draw:text-style-name="P4" draw:layer="layout" svg:x1="3.6cm" svg:y1="2.1cm" svg:x2="3.6cm" svg:y2="4.7cm">
          <text:p/>
        </draw:line>
        <draw:line draw:style-name="gr6" draw:text-style-name="P4" draw:layer="layout" svg:x1="9.3cm" svg:y1="2.4cm" svg:x2="9.3cm" svg:y2="5.3cm">
          <text:p/>
        </draw:line>
        <draw:custom-shape draw:style-name="gr7" draw:text-style-name="P5" draw:layer="layout" svg:width="0.5cm" svg:height="0.6cm" svg:x="1.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6cm" svg:x="4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cm" svg:y1="6.9cm" svg:x2="6.6cm" svg:y2="13.8cm">
          <text:p/>
        </draw:line>
        <draw:line draw:style-name="gr6" draw:text-style-name="P4" draw:layer="layout" svg:x1="2.2cm" svg:y1="7cm" svg:x2="3.8cm" svg:y2="13.8cm">
          <text:p/>
        </draw:line>
        <draw:frame draw:style-name="gr3" draw:text-style-name="P3" draw:layer="layout" svg:width="1.2cm" svg:height="0.962cm" svg:x="2.2cm" svg:y="2.5cm">
          <draw:text-box>
            <text:p>1</text:p>
          </draw:text-box>
        </draw:frame>
        <draw:frame draw:style-name="gr3" draw:text-style-name="P3" draw:layer="layout" svg:width="1.2cm" svg:height="0.962cm" svg:x="7.5cm" svg:y="2.538cm">
          <draw:text-box>
            <text:p>2</text:p>
          </draw:text-box>
        </draw:frame>
        <draw:custom-shape draw:style-name="gr9" draw:text-style-name="P7" draw:layer="layout" svg:width="0.5cm" svg:height="0.6cm" svg:x="3.2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1cm" svg:y1="7.7cm" svg:x2="4.5cm" svg:y2="13.5cm">
          <text:p/>
        </draw:line>
        <draw:line draw:style-name="gr6" draw:text-style-name="P4" draw:layer="layout" svg:x1="10cm" svg:y1="7.9cm" svg:x2="6.7cm" svg:y2="13.8cm">
          <text:p/>
        </draw:line>
        <draw:line draw:style-name="gr10" draw:text-style-name="P8" draw:layer="layout" svg:x1="14.6cm" svg:y1="5.4cm" svg:x2="6.3cm" svg:y2="6.3cm">
          <text:p/>
        </draw:line>
        <draw:line draw:style-name="gr10" draw:text-style-name="P8" draw:layer="layout" svg:x1="16.1cm" svg:y1="5.5cm" svg:x2="10.3cm" svg:y2="6.9cm">
          <text:p/>
        </draw:line>
        <draw:line draw:style-name="gr10" draw:text-style-name="P8" draw:layer="layout" svg:x1="3.6cm" svg:y1="19.7cm" svg:x2="10.2cm" svg:y2="24.4cm">
          <text:p/>
        </draw:line>
        <draw:line draw:style-name="gr10" draw:text-style-name="P8" draw:layer="layout" svg:x1="3.2cm" svg:y1="19.8cm" svg:x2="3.2cm" svg:y2="24.7cm">
          <text:p/>
        </draw:line>
        <draw:line draw:style-name="gr10" draw:text-style-name="P8" draw:layer="layout" svg:x1="9.6cm" svg:y1="19.3cm" svg:x2="3.3cm" svg:y2="24.7cm">
          <text:p/>
        </draw:line>
        <draw:line draw:style-name="gr10" draw:text-style-name="P8" draw:layer="layout" svg:x1="9.6cm" svg:y1="19.3cm" svg:x2="9.8cm" svg:y2="24.6cm">
          <text:p/>
        </draw:line>
        <draw:frame draw:style-name="gr11" draw:text-style-name="P3" draw:layer="layout" svg:width="4.2cm" svg:height="1.2cm" svg:x="1.9cm" svg:y="25.2cm">
          <draw:text-box>
            <text:p>Left Out</text:p>
          </draw:text-box>
        </draw:frame>
        <draw:frame draw:style-name="gr11" draw:text-style-name="P3" draw:layer="layout" svg:width="4.2cm" svg:height="1.2cm" svg:x="7.5cm" svg:y="26.1cm">
          <draw:text-box>
            <text:p>Right Out</text:p>
          </draw:text-box>
        </draw:frame>
        <draw:frame draw:style-name="gr11" draw:text-style-name="P3" draw:layer="layout" svg:width="2.4cm" svg:height="1.2cm" svg:x="3.1cm" svg:y="14.5cm">
          <draw:text-box>
            <text:p>FX 1</text:p>
          </draw:text-box>
        </draw:frame>
        <draw:frame draw:style-name="gr3" draw:text-style-name="P3" draw:layer="layout" svg:width="5.2cm" svg:height="0.962cm" svg:x="6.9cm" svg:y="1.038cm">
          <draw:text-box>
            <text:p>Audio Mono In</text:p>
          </draw:text-box>
        </draw:frame>
        <draw:frame draw:style-name="gr3" draw:text-style-name="P3" draw:layer="layout" svg:width="5.2cm" svg:height="0.962cm" svg:x="1.2cm" svg:y="1cm">
          <draw:text-box>
            <text:p>Audio Mono In</text:p>
          </draw:text-box>
        </draw:frame>
        <draw:frame draw:style-name="gr12" draw:text-style-name="P3" draw:layer="layout" svg:width="1.6cm" svg:height="1.673cm" svg:x="1.2cm" svg:y="5.8cm">
          <draw:text-box>
            <text:p>FX1</text:p>
          </draw:text-box>
        </draw:frame>
        <draw:frame draw:style-name="gr12" draw:text-style-name="P3" draw:layer="layout" svg:width="1.4cm" svg:height="1.673cm" svg:x="2.5cm" svg:y="5.8cm">
          <draw:text-box>
            <text:p>FX 2</text:p>
          </draw:text-box>
        </draw:frame>
        <draw:frame draw:style-name="gr13" draw:text-style-name="P3" draw:layer="layout" svg:width="4.2cm" svg:height="1.1cm" svg:x="16.5cm" svg:y="1.5cm">
          <draw:text-box>
            <text:p>Keyboard In</text:p>
          </draw:text-box>
        </draw:frame>
        <draw:custom-shape draw:style-name="gr2" draw:text-style-name="P2" draw:layer="layout" svg:width="7.2cm" svg:height="1cm" svg:x="12.6cm" svg:y="20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cm" svg:height="0.962cm" svg:x="11.4cm" svg:y="21.9cm">
          <draw:text-box>
            <text:p>Midi In</text:p>
          </draw:text-box>
        </draw:frame>
        <draw:frame draw:style-name="gr14" draw:text-style-name="P3" draw:layer="layout" svg:width="2.5cm" svg:height="1.073cm" svg:x="13.9cm" svg:y="21.927cm">
          <draw:text-box>
            <text:p>Ana In</text:p>
          </draw:text-box>
        </draw:frame>
        <draw:frame draw:style-name="gr3" draw:text-style-name="P3" draw:layer="layout" svg:width="3.4cm" svg:height="0.962cm" svg:x="14.9cm" svg:y="20.3cm">
          <draw:text-box>
            <text:p>AND/Or</text:p>
          </draw:text-box>
        </draw:frame>
        <draw:line draw:style-name="gr5" draw:text-style-name="P4" draw:layer="layout" svg:x1="13.3cm" svg:y1="22.2cm" svg:x2="13.6cm" svg:y2="20.6cm">
          <text:p/>
        </draw:line>
        <draw:line draw:style-name="gr5" draw:text-style-name="P4" draw:layer="layout" svg:x1="19.3cm" svg:y1="22.6cm" svg:x2="19.2cm" svg:y2="20.6cm">
          <text:p/>
        </draw:line>
        <draw:frame draw:style-name="gr13" draw:text-style-name="P3" draw:layer="layout" svg:width="4.2cm" svg:height="1.1cm" svg:x="16.4cm" svg:y="21.9cm">
          <draw:text-box>
            <text:p>Keyboard In</text:p>
          </draw:text-box>
        </draw:frame>
        <draw:custom-shape draw:style-name="gr15" draw:text-style-name="P9" draw:layer="layout" svg:width="1.2cm" svg:height="1.3cm" svg:x="2.4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3.2cm" svg:y1="18cm" svg:x2="2.5cm" svg:y2="18.5cm">
          <text:p/>
        </draw:line>
        <draw:custom-shape draw:style-name="gr15" draw:text-style-name="P9" draw:layer="layout" svg:width="1.2cm" svg:height="1.3cm" svg:x="3.901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4.701cm" svg:y1="18.001cm" svg:x2="4.001cm" svg:y2="18.501cm">
          <text:p/>
        </draw:line>
        <draw:custom-shape draw:style-name="gr15" draw:text-style-name="P9" draw:layer="layout" svg:width="1.2cm" svg:height="1.3cm" svg:x="5.801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6.601cm" svg:y1="18.001cm" svg:x2="5.901cm" svg:y2="18.501cm">
          <text:p/>
        </draw:line>
        <draw:custom-shape draw:style-name="gr15" draw:text-style-name="P9" draw:layer="layout" svg:width="1.2cm" svg:height="1.3cm" svg:x="7.302cm" svg:y="17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8.102cm" svg:y1="18.002cm" svg:x2="7.402cm" svg:y2="18.502cm">
          <text:p/>
        </draw:line>
        <draw:custom-shape draw:style-name="gr15" draw:text-style-name="P9" draw:layer="layout" svg:width="1.2cm" svg:height="1.3cm" svg:x="9.001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9.801cm" svg:y1="18.001cm" svg:x2="9.101cm" svg:y2="18.501cm">
          <text:p/>
        </draw:line>
        <draw:custom-shape draw:style-name="gr15" draw:text-style-name="P9" draw:layer="layout" svg:width="1.2cm" svg:height="1.3cm" svg:x="10.502cm" svg:y="17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11.302cm" svg:y1="18.002cm" svg:x2="10.602cm" svg:y2="18.502cm">
          <text:p/>
        </draw:line>
        <draw:custom-shape draw:style-name="gr15" draw:text-style-name="P9" draw:layer="layout" svg:width="1.2cm" svg:height="1.3cm" svg:x="14.501cm" svg:y="2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15.301cm" svg:y1="24.801cm" svg:x2="14.601cm" svg:y2="25.301cm">
          <text:p/>
        </draw:line>
        <draw:custom-shape draw:style-name="gr15" draw:text-style-name="P9" draw:layer="layout" svg:width="1.2cm" svg:height="1.3cm" svg:x="16.002cm" svg:y="2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16.802cm" svg:y1="24.802cm" svg:x2="16.102cm" svg:y2="25.302cm">
          <text:p/>
        </draw:line>
        <draw:custom-shape draw:style-name="gr15" draw:text-style-name="P9" draw:layer="layout" svg:width="1.2cm" svg:height="1.3cm" svg:x="2.401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3.201cm" svg:y1="18.001cm" svg:x2="2.501cm" svg:y2="18.501cm">
          <text:p/>
        </draw:line>
        <draw:custom-shape draw:style-name="gr15" draw:text-style-name="P9" draw:layer="layout" svg:width="1.2cm" svg:height="1.3cm" svg:x="3.902cm" svg:y="17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4.702cm" svg:y1="18.002cm" svg:x2="4.002cm" svg:y2="18.502cm">
          <text:p/>
        </draw:line>
        <draw:frame draw:style-name="gr12" draw:text-style-name="P3" draw:layer="layout" svg:width="1.5cm" svg:height="1.673cm" svg:x="3.7cm" svg:y="5.827cm">
          <draw:text-box>
            <text:p>FX 3</text:p>
          </draw:text-box>
        </draw:frame>
        <draw:custom-shape draw:style-name="gr7" draw:text-style-name="P5" draw:layer="layout" svg:width="0.5cm" svg:height="0.6cm" svg:x="8.3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6cm" svg:x="1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6cm" svg:x="9.6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.6cm" svg:height="1.673cm" svg:x="7.6cm" svg:y="5.701cm">
          <draw:text-box>
            <text:p>FX1</text:p>
          </draw:text-box>
        </draw:frame>
        <draw:frame draw:style-name="gr12" draw:text-style-name="P3" draw:layer="layout" svg:width="1.4cm" svg:height="1.673cm" svg:x="8.9cm" svg:y="5.701cm">
          <draw:text-box>
            <text:p>FX 2</text:p>
          </draw:text-box>
        </draw:frame>
        <draw:frame draw:style-name="gr12" draw:text-style-name="P3" draw:layer="layout" svg:width="1.5cm" svg:height="1.673cm" svg:x="10.1cm" svg:y="5.728cm">
          <draw:text-box>
            <text:p>FX 3</text:p>
          </draw:text-box>
        </draw:frame>
        <draw:frame draw:style-name="gr17" draw:text-style-name="P3" draw:layer="layout" svg:width="6.6cm" svg:height="2.384cm" svg:x="14.1cm" svg:y="7.227cm">
          <draw:text-box>
            <text:p>* 8 LED= 8 digi</text:p>
            <text:p>* 8 Buttons= 8 digi</text:p>
            <text:p>* 8 Pots = 8 Analog</text:p>
          </draw:text-box>
        </draw:frame>
        <draw:line draw:style-name="gr5" draw:text-style-name="P4" draw:layer="layout" svg:x1="19.4cm" svg:y1="19.9cm" svg:x2="19.2cm" svg:y2="18.9cm">
          <text:p/>
        </draw:line>
        <draw:line draw:style-name="gr5" draw:text-style-name="P4" draw:layer="layout" svg:x1="18.6cm" svg:y1="19.6cm" svg:x2="17.9cm" svg:y2="19cm">
          <text:p/>
        </draw:line>
        <draw:line draw:style-name="gr5" draw:text-style-name="P4" draw:layer="layout" svg:x1="15.3cm" svg:y1="19.7cm" svg:x2="15.1cm" svg:y2="19cm">
          <text:p/>
        </draw:line>
        <draw:line draw:style-name="gr5" draw:text-style-name="P4" draw:layer="layout" svg:x1="14.1cm" svg:y1="19.8cm" svg:x2="13.3cm" svg:y2="19cm">
          <text:p/>
        </draw:line>
        <draw:custom-shape draw:style-name="gr18" draw:text-style-name="P10" draw:layer="layout" svg:width="0.4cm" svg:height="0.6cm" svg:x="14.901cm" svg:y="2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4cm" svg:height="0.6cm" svg:x="16.502cm" svg:y="2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9cm" svg:height="0.962cm" svg:x="13.8cm" svg:y="26cm">
          <draw:text-box>
            <text:p>1</text:p>
          </draw:text-box>
        </draw:frame>
        <draw:frame draw:style-name="gr3" draw:text-style-name="P3" draw:layer="layout" svg:width="0.9cm" svg:height="0.962cm" svg:x="17.3cm" svg:y="26cm">
          <draw:text-box>
            <text:p>2</text:p>
          </draw:text-box>
        </draw:frame>
        <draw:frame draw:style-name="gr3" draw:text-style-name="P3" draw:layer="layout" svg:width="0.9cm" svg:height="0.962cm" svg:x="15.5cm" svg:y="27.4cm">
          <draw:text-box>
            <text:p>3</text:p>
          </draw:text-box>
        </draw:frame>
        <draw:line draw:style-name="gr5" draw:text-style-name="P4" draw:layer="layout" svg:x1="15.3cm" svg:y1="27.4cm" svg:x2="15.1cm" svg:y2="26.9cm">
          <text:p/>
        </draw:line>
        <draw:line draw:style-name="gr5" draw:text-style-name="P4" draw:layer="layout" svg:x1="16.354cm" svg:y1="27.401cm" svg:x2="16.7cm" svg:y2="26.9cm">
          <text:p/>
        </draw:line>
        <draw:frame draw:style-name="gr3" draw:text-style-name="P3" draw:layer="layout" svg:width="0.9cm" svg:height="0.962cm" svg:x="15.5cm" svg:y="26.5cm">
          <draw:text-box>
            <text:p>+</text:p>
          </draw:text-box>
        </draw:frame>
        <draw:line draw:style-name="gr6" draw:text-style-name="P4" draw:layer="layout" svg:x1="11.1cm" svg:y1="7.5cm" svg:x2="9.5cm" svg:y2="13.9cm">
          <text:p/>
        </draw:line>
        <draw:line draw:style-name="gr6" draw:text-style-name="P4" draw:layer="layout" svg:x1="4.8cm" svg:y1="7cm" svg:x2="9.4cm" svg:y2="13.6cm">
          <text:p/>
        </draw:line>
        <draw:custom-shape draw:style-name="gr1" draw:text-style-name="P1" draw:layer="layout" svg:width="2.1cm" svg:height="2.5cm" svg:x="5.7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draw:layer="layout" svg:width="2.4cm" svg:height="1.2cm" svg:x="5.8cm" svg:y="14.5cm">
          <draw:text-box>
            <text:p>FX 2</text:p>
          </draw:text-box>
        </draw:frame>
        <draw:frame draw:style-name="gr11" draw:text-style-name="P3" draw:layer="layout" svg:width="2.4cm" svg:height="1.2cm" svg:x="8.5cm" svg:y="14.5cm">
          <draw:text-box>
            <text:p>FX 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08T20:28:18.461000000</meta:creation-date>
    <meta:editing-duration>P1DT15H53M39S</meta:editing-duration>
    <meta:editing-cycles>4</meta:editing-cycles>
    <meta:generator>LibreOffice/6.3.0.4$Windows_X86_64 LibreOffice_project/057fc023c990d676a43019934386b85b21a9ee99</meta:generator>
    <dc:date>2019-09-23T16:34:40.158000000</dc:date>
    <meta:document-statistic meta:object-count="86"/>
  </office:meta>
</office:document-meta>
</file>